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3.609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style:text-properties fo:font-family="Caribli" style:font-family-asian="Caribli"/>
    </style:style>
    <style:style style:name="T1" style:family="text">
      <style:text-properties fo:font-family="Caribli" style:font-family-asian="Caribli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コンパイラ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やったこと</text:span></text:p>
                <text:list>
                  <text:list-item>
                    <text:p><text:span text:style-name="T1">レジスタ彩色実装途中</text:span></text:p>
                  </text:list-item>
                </text:list>
              </text:list-item>
              <text:list-item>
                <text:p><text:span text:style-name="T1">今週やること</text:span></text:p>
                <text:list>
                  <text:list-item>
                    <text:p><text:span text:style-name="T1">レジスタ彩色実装</text:span></text:p>
                  </text:list-item>
                  <text:list-item>
                    <text:p><text:span text:style-name="T1">出来たらその他最適化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omay </meta:initial-creator>
    <meta:creation-date>2012-10-15T08:27:16</meta:creation-date>
    <meta:editing-duration>PT2H15M25S</meta:editing-duration>
    <meta:editing-cycles>19</meta:editing-cycles>
    <dc:date>2013-01-15T08:11:00</dc:date>
    <meta:generator>LibreOffice/3.3$Unix LibreOffice_project/330m19$Build-401</meta:generator>
    <dc:creator>hs </dc:creator>
    <meta:document-statistic meta:object-count="25"/>
  </office:meta>
</office:document-meta>
</file>